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.201cm"/>
    </style:style>
    <style:style style:name="Tabela2.B" style:family="table-column">
      <style:table-column-properties style:column-width="0.894cm"/>
    </style:style>
    <style:style style:name="Tabela2.D" style:family="table-column">
      <style:table-column-properties style:column-width="1.404cm"/>
    </style:style>
    <style:style style:name="Tabela2.E" style:family="table-column">
      <style:table-column-properties style:column-width="1.506cm"/>
    </style:style>
    <style:style style:name="Tabela2.F" style:family="table-column">
      <style:table-column-properties style:column-width="1.385cm"/>
    </style:style>
    <style:style style:name="Tabela2.G" style:family="table-column">
      <style:table-column-properties style:column-width="1.607cm"/>
    </style:style>
    <style:style style:name="Tabela2.I" style:family="table-column">
      <style:table-column-properties style:column-width="1.709cm"/>
    </style:style>
    <style:style style:name="Tabela2.J" style:family="table-column">
      <style:table-column-properties style:column-width="1.893cm"/>
    </style:style>
    <style:style style:name="Tabela2.K" style:family="table-column">
      <style:table-column-properties style:column-width="1.58cm"/>
    </style:style>
    <style:style style:name="Tabela2.L" style:family="table-column">
      <style:table-column-properties style:column-width="1.4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L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89066" officeooo:paragraph-rsid="0099fada" style:font-weight-asian="bold" style:font-weight-complex="bold"/>
    </style:style>
    <style:style style:name="P3" style:family="paragraph" style:parent-style-name="Standard">
      <style:text-properties officeooo:rsid="00d11e21" officeooo:paragraph-rsid="00d11e21"/>
    </style:style>
    <style:style style:name="P4" style:family="paragraph" style:parent-style-name="Standard">
      <style:text-properties fo:font-size="8pt" officeooo:rsid="00d11e21" officeooo:paragraph-rsid="00d5eb98" style:font-size-asian="8pt" style:font-size-complex="8pt"/>
    </style:style>
    <style:style style:name="P5" style:family="paragraph" style:parent-style-name="Standard">
      <style:text-properties fo:font-size="8pt" officeooo:rsid="00d11e21" officeooo:paragraph-rsid="00d6f169" style:font-size-asian="8pt" style:font-size-complex="8pt"/>
    </style:style>
    <style:style style:name="P6" style:family="paragraph" style:parent-style-name="Standard">
      <style:text-properties fo:font-size="8pt" officeooo:rsid="00d11e21" officeooo:paragraph-rsid="00d8094d" style:font-size-asian="8pt" style:font-size-complex="8pt"/>
    </style:style>
    <style:style style:name="P7" style:family="paragraph" style:parent-style-name="Standard">
      <style:text-properties fo:font-size="8pt" officeooo:rsid="00d6f169" officeooo:paragraph-rsid="00d6f169" style:font-size-asian="8pt" style:font-size-complex="8pt"/>
    </style:style>
    <style:style style:name="P8" style:family="paragraph" style:parent-style-name="Standard">
      <style:text-properties fo:font-size="8pt" officeooo:rsid="00d98d3f" officeooo:paragraph-rsid="00d98d3f" style:font-size-asian="8pt" style:font-size-complex="8pt"/>
    </style:style>
    <style:style style:name="P9" style:family="paragraph" style:parent-style-name="Standard">
      <style:text-properties fo:font-size="8pt" officeooo:rsid="00ddd124" officeooo:paragraph-rsid="00ddd124" style:font-size-asian="8pt" style:font-size-complex="8pt"/>
    </style:style>
    <style:style style:name="P10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d4bbad" officeooo:paragraph-rsid="00d4bbad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d5eb98" officeooo:paragraph-rsid="00d5eb98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d8094d" officeooo:paragraph-rsid="00d8094d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e16367" officeooo:paragraph-rsid="00e16367" style:font-size-asian="8pt" style:font-size-complex="8pt"/>
    </style:style>
    <style:style style:name="P16" style:family="paragraph" style:parent-style-name="Standard" style:master-page-name="">
      <style:paragraph-properties style:page-number="auto"/>
      <style:text-properties officeooo:rsid="00d11e21" officeooo:paragraph-rsid="00ced869"/>
    </style:style>
    <style:style style:name="P17" style:family="paragraph" style:parent-style-name="Standard">
      <style:text-properties fo:font-size="8pt" officeooo:rsid="00ddd124" officeooo:paragraph-rsid="00ddd124" style:font-size-asian="8pt" style:font-size-complex="8pt"/>
    </style:style>
    <style:style style:name="P18" style:family="paragraph" style:parent-style-name="Standard">
      <style:text-properties fo:font-size="8pt" officeooo:rsid="00e7ade3" officeooo:paragraph-rsid="00e7ade3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eb9323" officeooo:paragraph-rsid="00eb9323" style:font-size-asian="8pt" style:font-size-complex="8pt"/>
    </style:style>
    <style:style style:name="T1" style:family="text">
      <style:text-properties officeooo:rsid="00c3c7ae"/>
    </style:style>
    <style:style style:name="T2" style:family="text">
      <style:text-properties officeooo:rsid="00d11e21"/>
    </style:style>
    <style:style style:name="T3" style:family="text">
      <style:text-properties officeooo:rsid="00d5eb98"/>
    </style:style>
    <style:style style:name="T4" style:family="text">
      <style:text-properties officeooo:rsid="00d6f169"/>
    </style:style>
    <style:style style:name="T5" style:family="text">
      <style:text-properties officeooo:rsid="00d8094d"/>
    </style:style>
    <style:style style:name="T6" style:family="text">
      <style:text-properties officeooo:rsid="00d98d3f"/>
    </style:style>
    <style:style style:name="T7" style:family="text">
      <style:text-properties officeooo:rsid="00d9ca6b"/>
    </style:style>
    <style:style style:name="T8" style:family="text">
      <style:text-properties officeooo:rsid="00dc31ff"/>
    </style:style>
    <style:style style:name="T9" style:family="text">
      <style:text-properties officeooo:rsid="00e5d35f"/>
    </style:style>
    <style:style style:name="T10" style:family="text">
      <style:text-properties officeooo:rsid="00e83b7e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d5eb98"/>
    </style:style>
    <style:style style:name="T13" style:family="text">
      <style:text-properties style:text-line-through-style="solid" style:text-line-through-type="single" officeooo:rsid="00eb7d14"/>
    </style:style>
    <style:style style:name="T14" style:family="text">
      <style:text-properties officeooo:rsid="00ea11b1"/>
    </style:style>
    <style:style style:name="T15" style:family="text">
      <style:text-properties officeooo:rsid="00ecf9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A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1">LOTE</text:p>
          </table:table-cell>
          <table:table-cell table:style-name="Tabela2.A1" office:value-type="string">
            <text:p text:style-name="P11">ITEM</text:p>
          </table:table-cell>
          <table:table-cell table:style-name="Tabela2.A1" office:value-type="string">
            <text:p text:style-name="P11">PASTAS</text:p>
          </table:table-cell>
          <table:table-cell table:style-name="Tabela2.A1" office:value-type="string">
            <text:p text:style-name="P11">PAGINAS</text:p>
          </table:table-cell>
          <table:table-cell table:style-name="Tabela2.A1" office:value-type="string">
            <text:p text:style-name="P11">MESES</text:p>
            <text:p text:style-name="P11">(RH TRE)</text:p>
          </table:table-cell>
          <table:table-cell table:style-name="Tabela2.A1" office:value-type="string">
            <text:p text:style-name="P11">DIAS ÚTEIS</text:p>
            <text:p text:style-name="P11">(RH TRE)</text:p>
          </table:table-cell>
          <table:table-cell table:style-name="Tabela2.A1" office:value-type="string">
            <text:p text:style-name="P11">SERVIDOR</text:p>
            <text:p text:style-name="P11">(RH TRE)</text:p>
            <text:p text:style-name="P11"/>
          </table:table-cell>
          <table:table-cell table:style-name="Tabela2.A1" office:value-type="string">
            <text:p text:style-name="P11">MESES</text:p>
            <text:p text:style-name="P11">(EMP)</text:p>
          </table:table-cell>
          <table:table-cell table:style-name="Tabela2.A1" office:value-type="string">
            <text:p text:style-name="P11">DIAS ÚTEIS</text:p>
            <text:p text:style-name="P11">(EMP)</text:p>
          </table:table-cell>
          <table:table-cell table:style-name="Tabela2.A1" office:value-type="string">
            <text:p text:style-name="P11">PRESTADOR</text:p>
            <text:p text:style-name="P11">(EMP)</text:p>
          </table:table-cell>
          <table:table-cell table:style-name="Tabela2.A1" office:value-type="string">
            <text:p text:style-name="P13">TOTAL DE PG/MENSAL</text:p>
            <text:p text:style-name="P13">(EMP)</text:p>
          </table:table-cell>
          <table:table-cell table:style-name="Tabela2.L1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450</text:p>
          </table:table-cell>
          <table:table-cell table:style-name="Tabela2.A2" office:value-type="string">
            <text:p text:style-name="P11">454.800</text:p>
          </table:table-cell>
          <table:table-cell table:style-name="Tabela2.A2" office:value-type="string">
            <text:p text:style-name="P19">5.7</text:p>
          </table:table-cell>
          <table:table-cell table:style-name="Tabela2.A2" office:value-type="string">
            <text:p text:style-name="P19">113</text:p>
          </table:table-cell>
          <table:table-cell table:style-name="Tabela2.A2" office:value-type="string">
            <text:p text:style-name="P19">4</text:p>
          </table:table-cell>
          <table:table-cell table:style-name="Tabela2.A2" office:value-type="string">
            <text:p text:style-name="P15">17</text:p>
          </table:table-cell>
          <table:table-cell table:style-name="Tabela2.A2" office:value-type="string">
            <text:p text:style-name="P12">3<text:span text:style-name="T15">29</text:span></text:p>
          </table:table-cell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3">27.720</text:p>
          </table:table-cell>
          <table:table-cell table:style-name="Tabela2.L2" office:value-type="string">
            <text:p text:style-name="P14"/>
          </table:table-cell>
        </table:table-row>
        <table:table-row>
          <table:table-cell table:style-name="Tabela2.L2" table:number-columns-spanned="12" office:value-type="string">
            <text:p text:style-name="P12">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L2" table:number-columns-spanned="12" office:value-type="string">
            <text:p text:style-name="P6"><text:span text:style-name="T3">a) </text:span>Foi criada a tabela, utilizando um laboratório de aferição do tempo de produtividade de um servidor do RH <text:span text:style-name="T3">TRE</text:span> para tratamento das pastas funcionais, com isso chegou-se a um total <text:span text:style-name="T3">aproximado de 01 pasta por dia. Diante disso, considerando 4 servidores para realização do serviço, considerando 03 horas por dia para essa atividade, considerando também 20 dias úteis por mês, estimou-se aproximadamente o número de meses e de dias que o RH TRE (Secretaria de Gestão de Pessoas - SGP)</text:span> levará para entregar as pastas à empresa. </text:p>
            <text:p text:style-name="P4"/>
            <text:p text:style-name="P6"><text:span text:style-name="T3">b) </text:span>Foi realizado um estudo com empresas de digitalização para estimar a quantidade de páginas que um funcionário faz por dia, com isso chegou-se a um total <text:span text:style-name="T3">aproximado de 693 pg/dia. Nesse sentido</text:span>,<text:span text:style-name="T4"> </text:span>de acordo com essa quantidade aferida,<text:span text:style-name="T3"> considerando o total de páginas a serem digitalizadas (454.800), considerando que o espaço físico destinado para a execução dos serviços comporta até dois prestadores de digitalização e um supervisor simultaneamente, considerando também uma jornada de 6 horas por dia, </text:span>chegou-se a um tempo estimado em meses <text:span text:style-name="T5">e em dias </text:span>que a <text:span text:style-name="T6">e</text:span>mpresa levará para concluir <text:span text:style-name="T4">a digitalização de todas as páginas do acervo legado.</text:span></text:p>
            <text:p text:style-name="P5"/>
            <text:p text:style-name="P7">c) <text:span text:style-name="T2">De posse dessas informações, bem com da quantidade de pastas e documentos, criou-se uma estimativa de execução para a SGP entregar uma quantidade de pastas com páginas numeradas para a empresa executar o trabalho e uma estimativa de produtividade mínima para a empresa executar o serviço sem ocorrer interrupção de trabalho.</text:span></text:p>
            <text:p text:style-name="P7"/>
            <text:p text:style-name="P8">Nota 1 – Foi considerado que um mês possui uma média de 20 dias úteis.</text:p>
            <text:p text:style-name="P8">Nota 2 <text:span text:style-name="T7">– </text:span>Foi considerado que o espaço físico <text:span text:style-name="T3">destinado para a execução dos serviços </text:span>comportará <text:span text:style-name="T10">dois prestadores de digitalização e um supervisor, </text:span>especialista <text:span text:style-name="T7">nos princípios</text:span> arquivísticos e de gestão eletrônica de documentos <text:span text:style-name="T8">(a produtividade deste profissional não foi objeto de estimativa, pois, entende-se que o mesmo não ficará 6 horas por dia x 20 dias úteis no mês no local de execução dos serviços)</text:span>. </text:p>
            <text:p text:style-name="P9">Nota 3 – Foi considerado que uma p<text:span text:style-name="T9">a</text:span>sta possui em média <text:span text:style-name="T14">1000 </text:span>páginas (frente e verso).</text:p>
            <text:p text:style-name="P18">Nota 4 – Foi considerado que a digitalização envolverá diversos setores da SGP (SEREF, SEJUE, SEDIR, SEDEC, SEBAD e SEASA), como também da Seção de Gestão de Documentos, então será disponibilizado pelo menos 4 servidores por dia, que dedicarão 03 horas do dia à tarefa de preparação de romaneio. </text:p>
            <text:p text:style-name="P9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089066" officeooo:paragraph-rsid="0099fada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</text:span></text:p>
        <text:p text:style-name="MP2">TABELA DE ESTIMATIVA DE EXECUÇÃO DE ATIVIDADES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28T19:40:38.092000000</dc:date>
    <meta:editing-duration>PT18H13M</meta:editing-duration>
    <meta:editing-cycles>213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40" meta:word-count="432" meta:character-count="2585" meta:non-whitespace-character-count="2186"/>
  </office:meta>
</office:document-meta>
</file>